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c9f7" officeooo:paragraph-rsid="0009c9f7"/>
    </style:style>
    <style:style style:name="P2" style:family="paragraph" style:parent-style-name="Standard">
      <style:text-properties officeooo:rsid="000a183e" officeooo:paragraph-rsid="000a183e"/>
    </style:style>
    <style:style style:name="P3" style:family="paragraph" style:parent-style-name="Standard">
      <style:text-properties officeooo:rsid="000b3962" officeooo:paragraph-rsid="000b3962"/>
    </style:style>
    <style:style style:name="P4" style:family="paragraph" style:parent-style-name="Standard">
      <style:text-properties officeooo:rsid="000dadb9" officeooo:paragraph-rsid="000dadb9"/>
    </style:style>
    <style:style style:name="P5" style:family="paragraph" style:parent-style-name="Standard">
      <style:text-properties officeooo:rsid="000e9ee8" officeooo:paragraph-rsid="000e9ee8"/>
    </style:style>
    <style:style style:name="P6" style:family="paragraph" style:parent-style-name="Standard">
      <style:text-properties officeooo:rsid="0009c9f7" officeooo:paragraph-rsid="0009c9f7"/>
    </style:style>
    <style:style style:name="P7" style:family="paragraph" style:parent-style-name="Standard">
      <style:text-properties officeooo:rsid="0015a4ba" officeooo:paragraph-rsid="0015a4ba"/>
    </style:style>
    <style:style style:name="P8" style:family="paragraph" style:parent-style-name="Standard">
      <style:text-properties officeooo:rsid="000e9ee8" officeooo:paragraph-rsid="000e9ee8"/>
    </style:style>
    <style:style style:name="T1" style:family="text">
      <style:text-properties officeooo:rsid="000a183e"/>
    </style:style>
    <style:style style:name="T2" style:family="text">
      <style:text-properties officeooo:rsid="000b3962"/>
    </style:style>
    <style:style style:name="T3" style:family="text">
      <style:text-properties officeooo:rsid="000c8737"/>
    </style:style>
    <style:style style:name="T4" style:family="text">
      <style:text-properties officeooo:rsid="000f29bc"/>
    </style:style>
    <style:style style:name="T5" style:family="text">
      <style:text-properties officeooo:rsid="001052b9"/>
    </style:style>
    <style:style style:name="T6" style:family="text">
      <style:text-properties officeooo:rsid="0011e6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26.10.18</text:p>
      <text:p text:style-name="P1"/>
      <text:p text:style-name="P7">Beginn: 9:15</text:p>
      <text:p text:style-name="P7"/>
      <text:p text:style-name="P7">Ende: 10:45</text:p>
      <text:p text:style-name="P1"/>
      <text:p text:style-name="P1">Einführung: </text:p>
      <text:p text:style-name="P1"/>
      <text:p text:style-name="P2">- Projektor anschalten und Tische umstellen</text:p>
      <text:p text:style-name="P2"/>
      <text:p text:style-name="P2"/>
      <text:p text:style-name="P2">Lukas stellt Projektplan vor:</text:p>
      <text:p text:style-name="P2"/>
      <text:p text:style-name="P2">- Sprint kann variabel verkürzt oder verlängert werden in der Planung.</text:p>
      <text:p text:style-name="P2"/>
      <text:p text:style-name="P2">- Feiertage werden mit Balken angezeigt: Versuch Farbe zu ändern sonst alles ok einheitliche Entscheidung</text:p>
      <text:p text:style-name="P1"/>
      <text:p text:style-name="P1">- <text:span text:style-name="T1">Sprint 4 und 5 überschneiden sich noch im Projektplan: muss korrigiert werden</text:span></text:p>
      <text:p text:style-name="P1"/>
      <text:p text:style-name="P1">- <text:span text:style-name="T1">kurze Erläuterung des Projektplans und Erklärung der einzelnen Phasen</text:span></text:p>
      <text:p text:style-name="P1"/>
      <text:p text:style-name="P1">- <text:span text:style-name="T2">kleinere Verbesserungen an Projektplanung ( Nachfolger einstellen 4. 5. Sprint)</text:span></text:p>
      <text:p text:style-name="P1"/>
      <text:p text:style-name="P1"/>
      <text:p text:style-name="P3">Houman stellt Anschreiben vor </text:p>
      <text:p text:style-name="P1"/>
      <text:p text:style-name="P1">- <text:span text:style-name="T3">Logo noch variieren</text:span></text:p>
      <text:p text:style-name="P1"/>
      <text:p text:style-name="P1">- <text:span text:style-name="T3">Ein wenig mehr Details zu einzelnen Bestandteilen</text:span></text:p>
      <text:p text:style-name="P1"/>
      <text:p text:style-name="P1">- <text:span text:style-name="T3">Erwähnen dass wir auf der Messe von anderer Firma Teile der Software kaufen</text:span></text:p>
      <text:p text:style-name="P1"/>
      <text:p text:style-name="P1"/>
      <text:p text:style-name="P4">Klärung Teamnamen:</text:p>
      <text:p text:style-name="P4"/>
      <text:p text:style-name="P4">- Agile Bears Computing</text:p>
      <text:p text:style-name="P4"/>
      <text:p text:style-name="P4"/>
      <text:p text:style-name="P5">Fragen zu Interface:</text:p>
      <text:p text:style-name="P5"/>
      <text:p text:style-name="P5">- Dokument ist in Bearbeitung und wird zeitlich veröffentlicht</text:p>
      <text:p text:style-name="P5"/>
      <text:p text:style-name="P5"/>
      <text:p text:style-name="P5">User Stories:</text:p>
      <text:p text:style-name="P5"/>
      <text:p text:style-name="P5">- <text:span text:style-name="T4">Ausrichter: grobe User Stories besprechen soweit alles ok</text:span></text:p>
      <text:p text:style-name="P5"/>
      <text:p text:style-name="P5">- <text:span text:style-name="T5">Server: zwangsläufig viel Überschneidung mit Ausrichter</text:span></text:p>
      <text:p text:style-name="P5"/>
      <text:p text:style-name="P5">- <text:span text:style-name="T5">Spieler: soweit alles klar gibt es Chat</text:span></text:p>
      <text:p text:style-name="P5">- <text:span text:style-name="T6">Beobachter beim nächsten Treff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58S</meta:editing-duration>
    <meta:editing-cycles>7</meta:editing-cycles>
    <meta:generator>LibreOffice/5.4.6.2$Windows_X86_64 LibreOffice_project/4014ce260a04f1026ba855d3b8d91541c224eab8</meta:generator>
    <dc:date>2019-01-20T16:53:12.383000000</dc:date>
    <meta:document-statistic meta:table-count="0" meta:image-count="0" meta:object-count="0" meta:page-count="1" meta:paragraph-count="24" meta:word-count="156" meta:character-count="1037" meta:non-whitespace-character-count="903"/>
    <meta:user-defined meta:name="Info 1"/>
    <meta:user-defined meta:name="Info 2"/>
    <meta:user-defined meta:name="Info 3"/>
    <meta:user-defined meta:name="Info 4"/>
  </office:meta>
</office:document-meta>
</file>